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5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nhvie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nhvi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MaSinhVien</text:p>
          </table:table-cell>
          <table:table-cell table:style-name="ce1" office:value-type="string" calcext:value-type="string">
            <text:p>HoTen</text:p>
          </table:table-cell>
          <table:table-cell table:style-name="ce1" office:value-type="string" calcext:value-type="string">
            <text:p>NgaySinh</text:p>
          </table:table-cell>
          <table:table-cell table:style-name="ce1" office:value-type="string" calcext:value-type="string">
            <text:p>GioiTinh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aLop</text:p>
          </table:table-cell>
          <table:table-cell table:style-name="ce1" office:value-type="string" calcext:value-type="string">
            <text:p>MaChuyenNganh</text:p>
          </table:table-cell>
          <table:table-cell table:style-name="ce1" office:value-type="string" calcext:value-type="string">
            <text:p>TinhTrangHoc</text:p>
          </table:table-cell>
          <table:table-cell table:style-name="ce1" office:value-type="string" calcext:value-type="string">
            <text:p>MatKhau</text:p>
          </table:table-cell>
          <table:table-cell table:style-name="ce1" office:value-type="string" calcext:value-type="string">
            <text:p>Quyen</text:p>
          </table:table-cell>
          <table:table-cell table:number-columns-repeated="1013"/>
        </table:table-row>
        <table:table-row table:style-name="ro1">
          <table:table-cell table:style-name="ce2" office:value-type="float" office:value="4351190006" calcext:value-type="float">
            <text:p>4351190006</text:p>
          </table:table-cell>
          <table:table-cell table:style-name="ce2" office:value-type="string" calcext:value-type="string">
            <text:p>Nguyễn Quốc Cường</text:p>
          </table:table-cell>
          <table:table-cell table:style-name="ce3" office:value-type="date" office:date-value="1998-01-10" calcext:value-type="date">
            <text:p>1998-1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3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190006" calcext:value-type="float">
            <text:p>43511900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190011" calcext:value-type="float">
            <text:p>4351190011</text:p>
          </table:table-cell>
          <table:table-cell table:style-name="ce2" office:value-type="string" calcext:value-type="string">
            <text:p>Nguyễn Thị Thu Hà</text:p>
          </table:table-cell>
          <table:table-cell table:style-name="ce3" office:value-type="date" office:date-value="2000-05-03" calcext:value-type="date">
            <text:p>2000-5-3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KTPMK43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190011" calcext:value-type="float">
            <text:p>43511900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190017" calcext:value-type="float">
            <text:p>4351190017</text:p>
          </table:table-cell>
          <table:table-cell table:style-name="ce2" office:value-type="string" calcext:value-type="string">
            <text:p>Nguyễn Huy Hùng</text:p>
          </table:table-cell>
          <table:table-cell table:style-name="ce3" office:value-type="date" office:date-value="2002-02-27" calcext:value-type="date">
            <text:p>2002-2-2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3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190017" calcext:value-type="float">
            <text:p>43511900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190021" calcext:value-type="float">
            <text:p>4351190021</text:p>
          </table:table-cell>
          <table:table-cell table:style-name="ce2" office:value-type="string" calcext:value-type="string">
            <text:p>Lê Đức Khánh</text:p>
          </table:table-cell>
          <table:table-cell table:style-name="ce3" office:value-type="date" office:date-value="2002-12-18" calcext:value-type="date">
            <text:p>2002-12-1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3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190021" calcext:value-type="float">
            <text:p>43511900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190028" calcext:value-type="float">
            <text:p>4351190028</text:p>
          </table:table-cell>
          <table:table-cell table:style-name="ce2" office:value-type="string" calcext:value-type="string">
            <text:p>Trần Quốc Mạnh</text:p>
          </table:table-cell>
          <table:table-cell table:style-name="ce3" office:value-type="date" office:date-value="2002-07-06" calcext:value-type="date">
            <text:p>2002-7-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3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190028" calcext:value-type="float">
            <text:p>43511900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190041" calcext:value-type="float">
            <text:p>4351190041</text:p>
          </table:table-cell>
          <table:table-cell table:style-name="ce2" office:value-type="string" calcext:value-type="string">
            <text:p>Nguyễn Nhật Quang</text:p>
          </table:table-cell>
          <table:table-cell table:style-name="ce3" office:value-type="date" office:date-value="2002-11-11" calcext:value-type="date">
            <text:p>2002-11-1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3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190041" calcext:value-type="float">
            <text:p>43511900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190055" calcext:value-type="float">
            <text:p>4351190055</text:p>
          </table:table-cell>
          <table:table-cell table:style-name="ce2" office:value-type="string" calcext:value-type="string">
            <text:p>Hàn Quốc Trung</text:p>
          </table:table-cell>
          <table:table-cell table:style-name="ce3" office:value-type="date" office:date-value="2002-06-25" calcext:value-type="date">
            <text:p>2002-6-2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3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190055" calcext:value-type="float">
            <text:p>43511900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190060" calcext:value-type="float">
            <text:p>4351190060</text:p>
          </table:table-cell>
          <table:table-cell table:style-name="ce2" office:value-type="string" calcext:value-type="string">
            <text:p>Nguyễn Thanh Tuấn</text:p>
          </table:table-cell>
          <table:table-cell table:style-name="ce3" office:value-type="date" office:date-value="2002-10-12" calcext:value-type="date">
            <text:p>2002-10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3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190060" calcext:value-type="float">
            <text:p>435119006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190068" calcext:value-type="float">
            <text:p>4351190068</text:p>
          </table:table-cell>
          <table:table-cell table:style-name="ce2" office:value-type="string" calcext:value-type="string">
            <text:p>Nguyễn Văn An</text:p>
          </table:table-cell>
          <table:table-cell table:style-name="ce3" office:value-type="date" office:date-value="2002-08-21" calcext:value-type="date">
            <text:p>2002-8-2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3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190068" calcext:value-type="float">
            <text:p>435119006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190070" calcext:value-type="float">
            <text:p>4351190070</text:p>
          </table:table-cell>
          <table:table-cell table:style-name="ce2" office:value-type="string" calcext:value-type="string">
            <text:p>Đặng Anh Bá</text:p>
          </table:table-cell>
          <table:table-cell table:style-name="ce3" office:value-type="date" office:date-value="2000-11-11" calcext:value-type="date">
            <text:p>2000-11-1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3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190070" calcext:value-type="float">
            <text:p>435119007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190072" calcext:value-type="float">
            <text:p>4351190072</text:p>
          </table:table-cell>
          <table:table-cell table:style-name="ce2" office:value-type="string" calcext:value-type="string">
            <text:p>Hồ Xuân Lộc</text:p>
          </table:table-cell>
          <table:table-cell table:style-name="ce3" office:value-type="date" office:date-value="2000-11-23" calcext:value-type="date">
            <text:p>2000-11-2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3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190072" calcext:value-type="float">
            <text:p>435119007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190074" calcext:value-type="float">
            <text:p>4351190074</text:p>
          </table:table-cell>
          <table:table-cell table:style-name="ce2" office:value-type="string" calcext:value-type="string">
            <text:p>Trần Đức Tình</text:p>
          </table:table-cell>
          <table:table-cell table:style-name="ce3" office:value-type="date" office:date-value="2002-02-12" calcext:value-type="date">
            <text:p>2002-2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3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190074" calcext:value-type="float">
            <text:p>435119007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190076" calcext:value-type="float">
            <text:p>4351190076</text:p>
          </table:table-cell>
          <table:table-cell table:style-name="ce2" office:value-type="string" calcext:value-type="string">
            <text:p>Lê Quốc Thắng</text:p>
          </table:table-cell>
          <table:table-cell table:style-name="ce3" office:value-type="date" office:date-value="2002-01-01" calcext:value-type="date">
            <text:p>2002-1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3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190076" calcext:value-type="float">
            <text:p>435119007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190082" calcext:value-type="float">
            <text:p>4351190082</text:p>
          </table:table-cell>
          <table:table-cell table:style-name="ce2" office:value-type="string" calcext:value-type="string">
            <text:p>Võ Lê Huy</text:p>
          </table:table-cell>
          <table:table-cell table:style-name="ce3" office:value-type="date" office:date-value="2002-08-31" calcext:value-type="date">
            <text:p>2002-8-3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3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190082" calcext:value-type="float">
            <text:p>43511900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190086" calcext:value-type="float">
            <text:p>4351190086</text:p>
          </table:table-cell>
          <table:table-cell table:style-name="ce2" office:value-type="string" calcext:value-type="string">
            <text:p>Vy Thành Long</text:p>
          </table:table-cell>
          <table:table-cell table:style-name="ce3" office:value-type="date" office:date-value="2002-01-26" calcext:value-type="date">
            <text:p>2002-1-2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KTPMK43</text:p>
          </table:table-cell>
          <table:table-cell table:style-name="ce1" office:value-type="string" calcext:value-type="string">
            <text:p>KTPM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190086" calcext:value-type="float">
            <text:p>43511900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27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  <number:text>-</number:text>
      <number:day/>
    </number:date-style>
    <number:date-style style:name="N126">
      <number:year/>
      <number:text>-</number:text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nhvien" style:display-name="PageStyle_sinhvi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6" meta:object-count="0"/>
    <meta:generator>LibreOfficeDev/6.0.5.2$Linux_X86_64 LibreOffice_project/</meta:generator>
  </office:meta>
</office:document-meta>
</file>